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47.08mm" svg:y="21.78mm">
            <loext:p draw:notify-on-update-of-ranges="Hoja1.A1:Hoja1.B5 Hoja1.A6:Hoja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Valor 1</text:p>
          </table:table-cell>
          <table:table-cell office:value-type="string" calcext:value-type="string">
            <text:p>0.1s</text:p>
          </table:table-cell>
        </table:table-row>
        <table:table-row table:style-name="ro1">
          <table:table-cell office:value-type="string" calcext:value-type="string">
            <text:p>Valor 2</text:p>
          </table:table-cell>
          <table:table-cell office:value-type="string" calcext:value-type="string">
            <text:p>0.5s</text:p>
          </table:table-cell>
        </table:table-row>
        <table:table-row table:style-name="ro1">
          <table:table-cell office:value-type="string" calcext:value-type="string">
            <text:p>Valor 3</text:p>
          </table:table-cell>
          <table:table-cell office:value-type="string" calcext:value-type="string">
            <text:p>1.90s</text:p>
          </table:table-cell>
        </table:table-row>
        <table:table-row table:style-name="ro1">
          <table:table-cell office:value-type="string" calcext:value-type="string">
            <text:p>Valor 4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string" calcext:value-type="string">
            <text:p>Valor 5</text:p>
          </table:table-cell>
          <table:table-cell office:value-type="string" calcext:value-type="string">
            <text:p>3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N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N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NI">C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NI">C$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1:06:38.998940223</meta:creation-date>
    <dc:date>2019-06-29T21:20:20.356657133</dc:date>
    <meta:editing-duration>PT13M41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-0.21cm" svg:y="-0.001cm" style:legend-expansion="high" chart:style-name="ch2"/>
        <chart:plot-area chart:style-name="ch3" table:cell-range-address="Hoja1.A1:Hoja1.B6" chart:data-source-has-labels="both" svg:x="0cm" svg:y="0cm" svg:width="-32.767cm" svg:height="-32.7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6:Hoja1.B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